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rcode_ge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solid" draw:fill-color="#000000" draw:textarea-horizontal-align="center" draw:textarea-vertical-align="middle"/>
    </style:style>
    <style:style style:name="gr2" style:family="graphic">
      <style:graphic-properties draw:stroke="none" draw:fill="none" draw:fill-color="#ffffff" draw:textarea-horizontal-align="center" draw:auto-grow-height="true" draw:auto-grow-width="true" fo:min-height="0.1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text-properties fo:font-family="'Liberation Mono'" style:font-family-generic="roman" style:font-pitch="variable" fo:font-size="9pt"/>
    </style:style>
    <style:style style:name="P3" style:family="paragraph">
      <loext:graphic-properties draw:fill="none" draw:fill-color="#ffffff"/>
      <style:text-properties fo:font-family="'Liberation Mono'" style:font-family-generic="roman" style:font-pitch="variable" fo:font-size="9pt"/>
    </style:style>
  </office:automatic-styles>
  <office:body>
    <office:spreadsheet>
      <table:calculation-settings table:automatic-find-labels="false" table:use-regular-expressions="false" table:use-wildcards="true"/>
      <table:table table:name="Barcode_ra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Barcode No/s</text:p>
          </table:table-cell>
        </table:table-row>
        <table:table-row table:style-name="ro1">
          <table:table-cell/>
          <table:table-cell office:value-type="float" office:value="123456789" calcext:value-type="float">
            <text:p>123456789</text:p>
          </table:table-cell>
        </table:table-row>
        <table:table-row table:style-name="ro1">
          <table:table-cell/>
          <table:table-cell office:value-type="float" office:value="123456790" calcext:value-type="float">
            <text:p>123456790</text:p>
          </table:table-cell>
        </table:table-row>
        <table:table-row table:style-name="ro1">
          <table:table-cell/>
          <table:table-cell office:value-type="float" office:value="123456791" calcext:value-type="float">
            <text:p>123456791</text:p>
          </table:table-cell>
        </table:table-row>
        <table:table-row table:style-name="ro1">
          <table:table-cell/>
          <table:table-cell office:value-type="float" office:value="123456792" calcext:value-type="float">
            <text:p>123456792</text:p>
          </table:table-cell>
        </table:table-row>
        <table:table-row table:style-name="ro1">
          <table:table-cell/>
          <table:table-cell office:value-type="float" office:value="123456793" calcext:value-type="float">
            <text:p>123456793</text:p>
          </table:table-cell>
        </table:table-row>
        <table:table-row table:style-name="ro1">
          <table:table-cell/>
          <table:table-cell office:value-type="float" office:value="123456794" calcext:value-type="float">
            <text:p>123456794</text:p>
          </table:table-cell>
        </table:table-row>
        <table:table-row table:style-name="ro1">
          <table:table-cell/>
          <table:table-cell office:value-type="float" office:value="123456795" calcext:value-type="float">
            <text:p>123456795</text:p>
          </table:table-cell>
        </table:table-row>
        <table:table-row table:style-name="ro1">
          <table:table-cell/>
          <table:table-cell office:value-type="float" office:value="123456796" calcext:value-type="float">
            <text:p>123456796</text:p>
          </table:table-cell>
        </table:table-row>
        <table:table-row table:style-name="ro1">
          <table:table-cell/>
          <table:table-cell office:value-type="float" office:value="123456797" calcext:value-type="float">
            <text:p>123456797</text:p>
          </table:table-cell>
        </table:table-row>
        <table:table-row table:style-name="ro1">
          <table:table-cell/>
          <table:table-cell office:value-type="float" office:value="123456798" calcext:value-type="float">
            <text:p>123456798</text:p>
          </table:table-cell>
        </table:table-row>
        <table:table-row table:style-name="ro1">
          <table:table-cell/>
          <table:table-cell office:value-type="float" office:value="123456799" calcext:value-type="float">
            <text:p>123456799</text:p>
          </table:table-cell>
        </table:table-row>
        <table:table-row table:style-name="ro1">
          <table:table-cell/>
          <table:table-cell office:value-type="float" office:value="123456800" calcext:value-type="float">
            <text:p>123456800</text:p>
          </table:table-cell>
        </table:table-row>
        <table:table-row table:style-name="ro1">
          <table:table-cell/>
          <table:table-cell office:value-type="float" office:value="123456801" calcext:value-type="float">
            <text:p>123456801</text:p>
          </table:table-cell>
        </table:table-row>
        <table:table-row table:style-name="ro1">
          <table:table-cell/>
          <table:table-cell office:value-type="float" office:value="123456802" calcext:value-type="float">
            <text:p>123456802</text:p>
          </table:table-cell>
        </table:table-row>
        <table:table-row table:style-name="ro1">
          <table:table-cell/>
          <table:table-cell office:value-type="float" office:value="123456803" calcext:value-type="float">
            <text:p>123456803</text:p>
          </table:table-cell>
        </table:table-row>
        <table:table-row table:style-name="ro1">
          <table:table-cell/>
          <table:table-cell office:value-type="float" office:value="123456804" calcext:value-type="float">
            <text:p>123456804</text:p>
          </table:table-cell>
        </table:table-row>
        <table:table-row table:style-name="ro1">
          <table:table-cell/>
          <table:table-cell office:value-type="float" office:value="123456805" calcext:value-type="float">
            <text:p>123456805</text:p>
          </table:table-cell>
        </table:table-row>
        <table:table-row table:style-name="ro1">
          <table:table-cell/>
          <table:table-cell office:value-type="float" office:value="123456806" calcext:value-type="float">
            <text:p>123456806</text:p>
          </table:table-cell>
        </table:table-row>
        <table:table-row table:style-name="ro1">
          <table:table-cell/>
          <table:table-cell office:value-type="float" office:value="123456807" calcext:value-type="float">
            <text:p>123456807</text:p>
          </table:table-cell>
        </table:table-row>
        <table:table-row table:style-name="ro1">
          <table:table-cell/>
          <table:table-cell office:value-type="float" office:value="123456808" calcext:value-type="float">
            <text:p>123456808</text:p>
          </table:table-cell>
        </table:table-row>
        <table:table-row table:style-name="ro1">
          <table:table-cell/>
          <table:table-cell office:value-type="float" office:value="123456809" calcext:value-type="float">
            <text:p>123456809</text:p>
          </table:table-cell>
        </table:table-row>
        <table:table-row table:style-name="ro1">
          <table:table-cell/>
          <table:table-cell office:value-type="float" office:value="123456810" calcext:value-type="float">
            <text:p>123456810</text:p>
          </table:table-cell>
        </table:table-row>
        <table:table-row table:style-name="ro1">
          <table:table-cell/>
          <table:table-cell office:value-type="float" office:value="123456811" calcext:value-type="float">
            <text:p>123456811</text:p>
          </table:table-cell>
        </table:table-row>
        <table:table-row table:style-name="ro1">
          <table:table-cell/>
          <table:table-cell office:value-type="float" office:value="123456812" calcext:value-type="float">
            <text:p>123456812</text:p>
          </table:table-cell>
        </table:table-row>
        <table:table-row table:style-name="ro1">
          <table:table-cell/>
          <table:table-cell office:value-type="float" office:value="123456813" calcext:value-type="float">
            <text:p>123456813</text:p>
          </table:table-cell>
        </table:table-row>
        <table:table-row table:style-name="ro1">
          <table:table-cell/>
          <table:table-cell office:value-type="float" office:value="123456814" calcext:value-type="float">
            <text:p>123456814</text:p>
          </table:table-cell>
        </table:table-row>
        <table:table-row table:style-name="ro1">
          <table:table-cell/>
          <table:table-cell office:value-type="float" office:value="123456815" calcext:value-type="float">
            <text:p>123456815</text:p>
          </table:table-cell>
        </table:table-row>
        <table:table-row table:style-name="ro1">
          <table:table-cell/>
          <table:table-cell office:value-type="float" office:value="123456816" calcext:value-type="float">
            <text:p>123456816</text:p>
          </table:table-cell>
        </table:table-row>
        <table:table-row table:style-name="ro1">
          <table:table-cell/>
          <table:table-cell office:value-type="float" office:value="123456817" calcext:value-type="float">
            <text:p>123456817</text:p>
          </table:table-cell>
        </table:table-row>
        <table:table-row table:style-name="ro1">
          <table:table-cell/>
          <table:table-cell office:value-type="float" office:value="123456818" calcext:value-type="float">
            <text:p>123456818</text:p>
          </table:table-cell>
        </table:table-row>
        <table:table-row table:style-name="ro1">
          <table:table-cell/>
          <table:table-cell office:value-type="float" office:value="123456819" calcext:value-type="float">
            <text:p>123456819</text:p>
          </table:table-cell>
        </table:table-row>
        <table:table-row table:style-name="ro1">
          <table:table-cell/>
          <table:table-cell office:value-type="float" office:value="123456820" calcext:value-type="float">
            <text:p>123456820</text:p>
          </table:table-cell>
        </table:table-row>
        <table:table-row table:style-name="ro1">
          <table:table-cell/>
          <table:table-cell office:value-type="float" office:value="123456821" calcext:value-type="float">
            <text:p>123456821</text:p>
          </table:table-cell>
        </table:table-row>
        <table:table-row table:style-name="ro1">
          <table:table-cell/>
          <table:table-cell office:value-type="float" office:value="123456822" calcext:value-type="float">
            <text:p>123456822</text:p>
          </table:table-cell>
        </table:table-row>
        <table:table-row table:style-name="ro1">
          <table:table-cell/>
          <table:table-cell office:value-type="float" office:value="123456823" calcext:value-type="float">
            <text:p>123456823</text:p>
          </table:table-cell>
        </table:table-row>
      </table:table>
      <table:table table:name="Printout" table:style-name="ta1">
        <table:shapes>
          <draw:g draw:z-index="0">
            <draw:g>
              <draw:path draw:style-name="gr1" draw:text-style-name="P1" svg:width="2.726cm" svg:height="1.649cm" svg:x="1.1cm" svg:y="1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09 0h27v1650h-27zM1863 0h27v1650h-27zM1890 0h27v1650h-27zM1944 0h27v1650h-27zM1971 0h27v1650h-27zM1998 0h27v1650h-27zM2025 0h27v1650h-27zM2079 0h27v1650h-27zM2106 0h27v1650h-27zM2133 0h27v1650h-27zM2160 0h27v1650h-27zM2214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2.887cm">
              <draw:text-box>
                <text:p text:style-name="P2">123456789</text:p>
              </draw:text-box>
            </draw:frame>
          </draw:g>
          <draw:g draw:z-index="1">
            <draw:g>
              <draw:path draw:style-name="gr1" draw:text-style-name="P1" svg:width="2.726cm" svg:height="1.649cm" svg:x="1.1cm" svg:y="4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09 0h27v1650h-27zM1863 0h27v1650h-27zM1890 0h27v1650h-27zM1917 0h27v1650h-27zM1944 0h27v1650h-27zM1998 0h27v1650h-27zM2025 0h27v1650h-27zM2079 0h27v1650h-27zM2106 0h27v1650h-27zM2160 0h27v1650h-27zM2187 0h27v1650h-27zM2268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6.387cm">
              <draw:text-box>
                <text:p text:style-name="P2">123456790</text:p>
              </draw:text-box>
            </draw:frame>
          </draw:g>
          <draw:g draw:z-index="2">
            <draw:g>
              <draw:path draw:style-name="gr1" draw:text-style-name="P1" svg:width="2.726cm" svg:height="1.649cm" svg:x="1.1cm" svg:y="8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09 0h27v1650h-27zM1836 0h27v1650h-27zM1863 0h27v1650h-27zM1917 0h27v1650h-27zM1944 0h27v1650h-27zM1998 0h27v1650h-27zM2025 0h27v1650h-27zM2079 0h27v1650h-27zM2160 0h27v1650h-27zM2187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9.887cm">
              <draw:text-box>
                <text:p text:style-name="P2">123456791</text:p>
              </draw:text-box>
            </draw:frame>
          </draw:g>
          <draw:g draw:z-index="3">
            <draw:g>
              <draw:path draw:style-name="gr1" draw:text-style-name="P1" svg:width="2.726cm" svg:height="1.649cm" svg:x="1.1cm" svg:y="11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36 0h27v1650h-27zM1890 0h27v1650h-27zM1917 0h27v1650h-27zM1944 0h27v1650h-27zM1971 0h27v1650h-27zM2079 0h27v1650h-27zM2133 0h27v1650h-27zM2160 0h27v1650h-27zM2241 0h27v1650h-27zM2268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13.387cm">
              <draw:text-box>
                <text:p text:style-name="P2">123456792</text:p>
              </draw:text-box>
            </draw:frame>
          </draw:g>
          <draw:g draw:z-index="4">
            <draw:g>
              <draw:path draw:style-name="gr1" draw:text-style-name="P1" svg:width="2.726cm" svg:height="1.649cm" svg:x="1.1cm" svg:y="1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36 0h27v1650h-27zM1944 0h27v1650h-27zM1971 0h27v1650h-27zM1998 0h27v1650h-27zM2025 0h27v1650h-27zM2079 0h27v1650h-27zM2106 0h27v1650h-27zM2187 0h27v1650h-27zM2214 0h27v1650h-27zM2241 0h27v1650h-27zM2322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16.887cm">
              <draw:text-box>
                <text:p text:style-name="P2">123456793</text:p>
              </draw:text-box>
            </draw:frame>
          </draw:g>
          <draw:g draw:z-index="5">
            <draw:g>
              <draw:path draw:style-name="gr1" draw:text-style-name="P1" svg:width="2.726cm" svg:height="1.649cm" svg:x="1.1cm" svg:y="18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90 0h27v1650h-27zM1944 0h27v1650h-27zM1971 0h27v1650h-27zM1998 0h27v1650h-27zM2025 0h27v1650h-27zM2079 0h27v1650h-27zM2106 0h27v1650h-27zM2133 0h27v1650h-27zM2187 0h27v1650h-27zM2268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20.387cm">
              <draw:text-box>
                <text:p text:style-name="P2">123456794</text:p>
              </draw:text-box>
            </draw:frame>
          </draw:g>
          <draw:g draw:z-index="6">
            <draw:g>
              <draw:path draw:style-name="gr1" draw:text-style-name="P1" svg:width="2.726cm" svg:height="1.649cm" svg:x="1.1cm" svg:y="22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36 0h27v1650h-27zM1863 0h27v1650h-27zM1890 0h27v1650h-27zM1917 0h27v1650h-27zM1971 0h27v1650h-27zM2079 0h27v1650h-27zM2106 0h27v1650h-27zM2160 0h27v1650h-27zM2187 0h27v1650h-27zM2241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23.887cm">
              <draw:text-box>
                <text:p text:style-name="P2">123456795</text:p>
              </draw:text-box>
            </draw:frame>
          </draw:g>
          <draw:g draw:z-index="7">
            <draw:g>
              <draw:path draw:style-name="gr1" draw:text-style-name="P1" svg:width="2.726cm" svg:height="1.649cm" svg:x="1.1cm" svg:y="25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36 0h27v1650h-27zM1863 0h27v1650h-27zM1890 0h27v1650h-27zM1917 0h27v1650h-27zM2025 0h27v1650h-27zM2079 0h27v1650h-27zM2133 0h27v1650h-27zM2160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.604cm" svg:y="27.387cm">
              <draw:text-box>
                <text:p text:style-name="P2">123456796</text:p>
              </draw:text-box>
            </draw:frame>
          </draw:g>
          <draw:g draw:z-index="8">
            <draw:g>
              <draw:path draw:style-name="gr1" draw:text-style-name="P1" svg:width="2.726cm" svg:height="1.649cm" svg:x="8cm" svg:y="1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09 0h27v1650h-27zM1836 0h27v1650h-27zM1863 0h27v1650h-27zM1917 0h27v1650h-27zM1971 0h27v1650h-27zM2079 0h27v1650h-27zM2133 0h27v1650h-27zM2160 0h27v1650h-27zM2214 0h27v1650h-27zM2241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2.887cm">
              <draw:text-box>
                <text:p text:style-name="P2">123456797</text:p>
              </draw:text-box>
            </draw:frame>
          </draw:g>
          <draw:g draw:z-index="9">
            <draw:g>
              <draw:path draw:style-name="gr1" draw:text-style-name="P1" svg:width="2.726cm" svg:height="1.649cm" svg:x="8cm" svg:y="4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09 0h27v1650h-27zM1836 0h27v1650h-27zM1863 0h27v1650h-27zM1917 0h27v1650h-27zM2025 0h27v1650h-27zM2079 0h27v1650h-27zM2106 0h27v1650h-27zM2133 0h27v1650h-27zM2187 0h27v1650h-27zM2214 0h27v1650h-27zM2241 0h27v1650h-27zM2295 0h27v1650h-27zM2322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6.387cm">
              <draw:text-box>
                <text:p text:style-name="P2">123456798</text:p>
              </draw:text-box>
            </draw:frame>
          </draw:g>
          <draw:g draw:z-index="10">
            <draw:g>
              <draw:path draw:style-name="gr1" draw:text-style-name="P1" svg:width="2.726cm" svg:height="1.649cm" svg:x="8cm" svg:y="8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674 0h27v1650h-27zM1701 0h27v1650h-27zM1782 0h27v1650h-27zM1836 0h27v1650h-27zM1863 0h27v1650h-27zM1890 0h27v1650h-27zM1944 0h27v1650h-27zM1971 0h27v1650h-27zM1998 0h27v1650h-27zM2025 0h27v1650h-27zM2079 0h27v1650h-27zM2106 0h27v1650h-27zM2133 0h27v1650h-27zM2187 0h27v1650h-27zM2241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9.887cm">
              <draw:text-box>
                <text:p text:style-name="P2">123456799</text:p>
              </draw:text-box>
            </draw:frame>
          </draw:g>
          <draw:g draw:z-index="11">
            <draw:g>
              <draw:path draw:style-name="gr1" draw:text-style-name="P1" svg:width="2.726cm" svg:height="1.649cm" svg:x="8cm" svg:y="11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09 0h27v1650h-27zM1863 0h27v1650h-27zM1890 0h27v1650h-27zM1971 0h27v1650h-27zM1998 0h27v1650h-27zM2079 0h27v1650h-27zM2133 0h27v1650h-27zM2160 0h27v1650h-27zM2187 0h27v1650h-27zM2214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13.387cm">
              <draw:text-box>
                <text:p text:style-name="P2">123456800</text:p>
              </draw:text-box>
            </draw:frame>
          </draw:g>
          <draw:g draw:z-index="12">
            <draw:g>
              <draw:path draw:style-name="gr1" draw:text-style-name="P1" svg:width="2.726cm" svg:height="1.649cm" svg:x="8cm" svg:y="1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09 0h27v1650h-27zM1890 0h27v1650h-27zM1917 0h27v1650h-27zM1971 0h27v1650h-27zM1998 0h27v1650h-27zM2079 0h27v1650h-27zM2106 0h27v1650h-27zM2160 0h27v1650h-27zM2187 0h27v1650h-27zM2241 0h27v1650h-27zM2268 0h27v1650h-27zM2295 0h27v1650h-27zM2322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16.887cm">
              <draw:text-box>
                <text:p text:style-name="P2">123456801</text:p>
              </draw:text-box>
            </draw:frame>
          </draw:g>
          <draw:g draw:z-index="13">
            <draw:g>
              <draw:path draw:style-name="gr1" draw:text-style-name="P1" svg:width="2.726cm" svg:height="1.649cm" svg:x="8cm" svg:y="18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09 0h27v1650h-27zM1890 0h27v1650h-27zM1917 0h27v1650h-27zM1998 0h27v1650h-27zM2025 0h27v1650h-27zM2079 0h27v1650h-27zM2133 0h27v1650h-27zM2160 0h27v1650h-27zM2187 0h27v1650h-27zM2214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20.387cm">
              <draw:text-box>
                <text:p text:style-name="P2">123456802</text:p>
              </draw:text-box>
            </draw:frame>
          </draw:g>
          <draw:g draw:z-index="14">
            <draw:g>
              <draw:path draw:style-name="gr1" draw:text-style-name="P1" svg:width="2.726cm" svg:height="1.649cm" svg:x="8cm" svg:y="22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63 0h27v1650h-27zM1944 0h27v1650h-27zM1971 0h27v1650h-27zM2079 0h27v1650h-27zM2106 0h27v1650h-27zM2133 0h27v1650h-27zM2187 0h27v1650h-27zM2241 0h27v1650h-27zM2268 0h27v1650h-27zM2295 0h27v1650h-27zM2322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23.887cm">
              <draw:text-box>
                <text:p text:style-name="P2">123456803</text:p>
              </draw:text-box>
            </draw:frame>
          </draw:g>
          <draw:g draw:z-index="15">
            <draw:g>
              <draw:path draw:style-name="gr1" draw:text-style-name="P1" svg:width="2.726cm" svg:height="1.649cm" svg:x="8cm" svg:y="25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63 0h27v1650h-27zM1971 0h27v1650h-27zM1998 0h27v1650h-27zM2079 0h27v1650h-27zM2160 0h27v1650h-27zM2268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8.504cm" svg:y="27.387cm">
              <draw:text-box>
                <text:p text:style-name="P2">123456804</text:p>
              </draw:text-box>
            </draw:frame>
          </draw:g>
          <draw:g draw:z-index="16">
            <draw:g>
              <draw:path draw:style-name="gr1" draw:text-style-name="P1" svg:width="2.726cm" svg:height="1.649cm" svg:x="14.9cm" svg:y="1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90 0h27v1650h-27zM1971 0h27v1650h-27zM1998 0h27v1650h-27zM2079 0h27v1650h-27zM2106 0h27v1650h-27zM2187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2.887cm">
              <draw:text-box>
                <text:p text:style-name="P2">123456805</text:p>
              </draw:text-box>
            </draw:frame>
          </draw:g>
          <draw:g draw:z-index="17">
            <draw:g>
              <draw:path draw:style-name="gr1" draw:text-style-name="P1" svg:width="2.726cm" svg:height="1.649cm" svg:x="14.9cm" svg:y="4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63 0h27v1650h-27zM1890 0h27v1650h-27zM1971 0h27v1650h-27zM2079 0h27v1650h-27zM2160 0h27v1650h-27zM2187 0h27v1650h-27zM2214 0h27v1650h-27zM2268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6.387cm">
              <draw:text-box>
                <text:p text:style-name="P2">123456806</text:p>
              </draw:text-box>
            </draw:frame>
          </draw:g>
          <draw:g draw:z-index="18">
            <draw:g>
              <draw:path draw:style-name="gr1" draw:text-style-name="P1" svg:width="2.726cm" svg:height="1.649cm" svg:x="14.9cm" svg:y="8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63 0h27v1650h-27zM1890 0h27v1650h-27zM1998 0h27v1650h-27zM2079 0h27v1650h-27zM2106 0h27v1650h-27zM2187 0h27v1650h-27zM2214 0h27v1650h-27zM2241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9.887cm">
              <draw:text-box>
                <text:p text:style-name="P2">123456807</text:p>
              </draw:text-box>
            </draw:frame>
          </draw:g>
          <draw:g draw:z-index="19">
            <draw:g>
              <draw:path draw:style-name="gr1" draw:text-style-name="P1" svg:width="2.726cm" svg:height="1.649cm" svg:x="14.9cm" svg:y="11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90 0h27v1650h-27zM1917 0h27v1650h-27zM1998 0h27v1650h-27zM2079 0h27v1650h-27zM2106 0h27v1650h-27zM2133 0h27v1650h-27zM2214 0h27v1650h-27zM2241 0h27v1650h-27zM2295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13.387cm">
              <draw:text-box>
                <text:p text:style-name="P2">123456808</text:p>
              </draw:text-box>
            </draw:frame>
          </draw:g>
          <draw:g draw:z-index="20">
            <draw:g>
              <draw:path draw:style-name="gr1" draw:text-style-name="P1" svg:width="2.726cm" svg:height="1.649cm" svg:x="14.9cm" svg:y="1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09 0h27v1650h-27zM1890 0h27v1650h-27zM1971 0h27v1650h-27zM2079 0h27v1650h-27zM2187 0h27v1650h-27zM2241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16.887cm">
              <draw:text-box>
                <text:p text:style-name="P2">123456809</text:p>
              </draw:text-box>
            </draw:frame>
          </draw:g>
          <draw:g draw:z-index="21">
            <draw:g>
              <draw:path draw:style-name="gr1" draw:text-style-name="P1" svg:width="2.726cm" svg:height="1.649cm" svg:x="14.9cm" svg:y="18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09 0h27v1650h-27zM1890 0h27v1650h-27zM1998 0h27v1650h-27zM2079 0h27v1650h-27zM2106 0h27v1650h-27zM2214 0h27v1650h-27zM2268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20.387cm">
              <draw:text-box>
                <text:p text:style-name="P2">123456810</text:p>
              </draw:text-box>
            </draw:frame>
          </draw:g>
          <draw:g draw:z-index="22">
            <draw:g>
              <draw:path draw:style-name="gr1" draw:text-style-name="P1" svg:width="2.726cm" svg:height="1.649cm" svg:x="14.9cm" svg:y="22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09 0h27v1650h-27zM1917 0h27v1650h-27zM1998 0h27v1650h-27zM2079 0h27v1650h-27zM2133 0h27v1650h-27zM2160 0h27v1650h-27zM2187 0h27v1650h-27zM2295 0h27v1650h-27zM2322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23.887cm">
              <draw:text-box>
                <text:p text:style-name="P2">123456811</text:p>
              </draw:text-box>
            </draw:frame>
          </draw:g>
          <draw:g draw:z-index="23">
            <draw:g>
              <draw:path draw:style-name="gr1" draw:text-style-name="P1" svg:width="2.726cm" svg:height="1.649cm" svg:x="14.9cm" svg:y="25.5cm" svg:viewBox="0 0 2727 1650" svg:d="M0 0h27v1650h-27zM27 0h27v1650h-27zM81 0h27v1650h-27zM216 0h27v1650h-27zM297 0h27v1650h-27zM378 0h27v1650h-27zM405 0h27v1650h-27zM432 0h27v1650h-27zM513 0h27v1650h-27zM540 0h27v1650h-27zM594 0h27v1650h-27zM648 0h27v1650h-27zM675 0h27v1650h-27zM702 0h27v1650h-27zM756 0h27v1650h-27zM783 0h27v1650h-27zM810 0h27v1650h-27zM837 0h27v1650h-27zM891 0h27v1650h-27zM918 0h27v1650h-27zM945 0h27v1650h-27zM999 0h27v1650h-27zM1026 0h27v1650h-27zM1080 0h27v1650h-27zM1107 0h27v1650h-27zM1134 0h27v1650h-27zM1188 0h27v1650h-27zM1242 0h27v1650h-27zM1269 0h27v1650h-27zM1296 0h27v1650h-27zM1350 0h27v1650h-27zM1377 0h27v1650h-27zM1485 0h27v1650h-27zM1620 0h27v1650h-27zM1701 0h27v1650h-27zM1728 0h27v1650h-27zM1782 0h27v1650h-27zM1836 0h27v1650h-27zM1863 0h27v1650h-27zM1944 0h27v1650h-27zM1971 0h27v1650h-27zM1998 0h27v1650h-27zM2079 0h27v1650h-27zM2106 0h27v1650h-27zM2160 0h27v1650h-27zM2187 0h27v1650h-27zM2214 0h27v1650h-27zM2322 0h27v1650h-27zM2376 0h27v1650h-27zM2403 0h27v1650h-27zM2511 0h27v1650h-27zM2538 0h27v1650h-27zM2565 0h27v1650h-27zM2619 0h27v1650h-27zM2673 0h27v1650h-27zM2700 0h27v1650h-27z">
                <text:p/>
              </draw:path>
            </draw:g>
            <draw:frame draw:style-name="gr2" draw:text-style-name="P3" svg:width="1.719cm" svg:height="0.362cm" svg:x="15.404cm" svg:y="27.387cm">
              <draw:text-box>
                <text:p text:style-name="P2">123456812</text:p>
              </draw:text-box>
            </draw:frame>
          </draw:g>
        </table:shapes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9:35:27.429133141</meta:creation-date>
    <dc:date>2021-09-16T20:17:35.067909762</dc:date>
    <meta:editing-duration>PT28M34S</meta:editing-duration>
    <meta:editing-cycles>6</meta:editing-cycles>
    <meta:generator>LibreOffice/7.0.4.2$Linux_X86_64 LibreOffice_project/00$Build-2</meta:generator>
    <meta:document-statistic meta:table-count="2" meta:cell-count="36" meta:object-count="24"/>
  </office:meta>
</office:document-meta>
</file>

<file path=Basic/Standard/Barcode_gen.xml><?xml version="1.0" encoding="utf-8"?>
<!DOCTYPE module  PUBLIC '-//OpenOffice.org//DTD OfficeDocument 1.0//EN'  'module.dtd'>
<script:module xmlns:script="http://openoffice.org/2000/script" script:name="Barcode_gen" script:language="StarBasic" script:moduleType="normal">Public Sub InsertBarcode


	Dim Range As Object
	Dim Flags As Long
	Dim stil As Variant
	Dim hefo As Variant
	
	myDoc = thisComponent
	mySheet = myDoc.sheets(0)
	mySheet2 = myDoc.sheets(1)
	
    mycell2 = mysheet.getCellByPosition(6,1)
	runner=mycell2.value
	
	Range = mySheet2.getCellRangeByName("A1:DA70")

	Flags = com.sun.star.sheet.CellFlags.VALUE + _
    	com.sun.star.sheet.CellFlags.DATETIME + _
	    com.sun.star.sheet.CellFlags.STRING + _
	    com.sun.star.sheet.CellFlags.OBJECTS + _
	    com.sun.star.sheet.CellFlags.EDITATTR

	Range.clearContents(Flags)
	MsgBox "Clean&amp;GO"
	
	stil=myDoc.StyleFamilies.getByName("PageStyles")
	hefo=stil.getByName(mySheet2.PageStyle)
	hefo.HeaderOn=FALSE
	hefo.FooterOn=FALSE
	
	hefo.BottomMargin = 0
  	hefo.LeftMargin = 0
  	hefo.RightMargin = 0
  	hefo.TopMargin = 1000
	
	Dim args(8) as new com.sun.star.beans.NamedValue
	Dim yjumper as Long
	Dim xjumper as Long
	yjumper = 1000
	xjumper = 1100
	Dim initiatior As Long
	For initiatior = 1 To 3 Step + 1
	For m = 7 To 0 Step - 1

	
 	Dim positioner As Long
 	positioner = positioner + 1
 	mycell3 = mysheet.getCellByPosition(0 ,positioner)
 	jumper = mycell3.string
    mycell = mysheet.getCellByPosition(1, positioner)
	Barcodewert = mycell.string
	'MsgBox Barcodewert
	Dim oJob as Object
	oJob = createUnoService("org.libreoffice.Barcode")
	
    
    args(0).Name = "Action"
    args(0).Value = "InsertBarcode"
    args(1).Name = "BarcodeType"
    args(1).Value = "CODE128"
    args(2).Name = "BarcodeValue"
    args(2).Value = Barcodewert
    args(3).Name = "BarcodeAddChecksum"
    args(3).Value = True
    args(4).Name = "WidthScale"
    args(4).Value = "45"
    args(5).Name = "HeightScale"
    args(5).Value = "55"
    args(6).Name = "PositionX"
    args(6).Value = xjumper
    args(7).Name = "PositionY"
    args(7).Value = yjumper
    args(8).Name = "TargetComponent"
    args(8).Value = ThisComponent
    oJob.execute(args)
    yjumper = yjumper +3500	 



Next m
		xjumper = xjumper + 6900
		yjumper = 1000
Next initiatior

End  Sub

#zweckform 3490 70x36mm (DINA4)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rcode_g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